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87.82pt" svg:y="11.88pt">
            <loext:p draw:notify-on-update-of-ranges="Sheet1.A1:Sheet1.A1 Sheet1.A2:Sheet1.A29 Sheet1.B1:Sheet1.B1 Sheet1.B2:Sheet1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.9" calcext:value-type="float">
            <text:p>227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.4" calcext:value-type="float">
            <text:p>246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7.4" calcext:value-type="float">
            <text:p>26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.75" calcext:value-type="float">
            <text:p>293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2.88" calcext:value-type="float">
            <text:p>292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.2" calcext:value-type="float">
            <text:p>29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2.2" calcext:value-type="float">
            <text:p>43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7.8" calcext:value-type="float">
            <text:p>447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.9" calcext:value-type="float">
            <text:p>488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3.4" calcext:value-type="float">
            <text:p>463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6.11" calcext:value-type="float">
            <text:p>476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0:03:10.098538128</meta:creation-date>
    <dc:date>2016-07-20T10:11:17.808005087</dc:date>
    <meta:editing-duration>PT8M8S</meta:editing-duration>
    <meta:editing-cycles>1</meta:editing-cycles>
    <meta:document-statistic meta:table-count="1" meta:cell-count="48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952cm" style:legend-expansion="high" chart:style-name="ch2"/>
        <chart:plot-area chart:style-name="ch3" table:cell-range-address="Sheet1.A1:Sheet1.B29" chart:data-source-has-labels="row" svg:x="0.32cm" svg:y="0.18cm" svg:width="13.381cm" svg:height="8.64cm">
          <chartooo:coordinate-region svg:x="1.127cm" svg:y="0.379cm" svg:width="12.3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9" chart:label-cell-address="Sheet1.A1:Sheet1.A1" chart:class="chart:line">
            <chart:data-point chart:repeated="28"/>
          </chart:series>
          <chart:series chart:style-name="ch7" chart:values-cell-range-address="Sheet1.B2:Sheet1.B29" chart:label-cell-address="Sheet1.B1:Sheet1.B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L</text:p>
                <draw:g>
                  <svg:desc>Sheet1.A1:Sheet1.A1</svg:desc>
                </draw:g>
              </table:table-cell>
              <table:table-cell office:value-type="string">
                <text:p>RT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9</svg:desc>
                </draw:g>
              </table:table-cell>
              <table:table-cell office:value-type="float" office:value="62.75">
                <text:p>62.75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7.9">
                <text:p>22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6.4">
                <text:p>24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7.4">
                <text:p>26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3.75">
                <text:p>293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2.88">
                <text:p>292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0.8">
                <text:p>43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7.8">
                <text:p>44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88.9">
                <text:p>48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3.4">
                <text:p>46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6.11">
                <text:p>476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